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rpt="http://openoffice.org/2005/report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rdfa="http://docs.oasis-open.org/opendocument/meta/rdfa#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Tahoma1" svg:font-family="Tahoma"/>
    <style:font-face style:name="DejaVu Sans" svg:font-family="'DejaVu Sans'" style:font-family-generic="swiss"/>
    <style:font-face style:name="Nimbus Roman No9 L" style:font-pitch="variable" svg:font-family="'Nimbus Roman No9 L'" style:font-family-generic="roman"/>
    <style:font-face style:name="DejaVu Sans1" style:font-pitch="variable" svg:font-family="'DejaVu Sans'" style:font-family-generic="swiss"/>
    <style:font-face style:name="Nimbus Roman No9 L1" style:font-pitch="variable" svg:font-family="'Nimbus Roman No9 L'" style:font-family-generic="swiss"/>
    <style:font-face style:name="Nimbus Sans L" style:font-pitch="variable" svg:font-family="'Nimbus Sans L'" style:font-family-generic="swiss"/>
    <style:font-face style:name="DejaVu Sans2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1cm" fo:border="0.018cm solid #000000"/>
    </style:style>
    <style:style style:name="podHeader" style:family="table-cell">
      <style:table-cell-properties fo:padding="0.1cm" fo:border="0.018cm solid #000000" fo:background-color="#e6e6e6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>desc 2611-03</text:p>
      <text:p><text:line-break/></text:p>
      <text:p>indentation 1</text:p>
      <text:p>indentation 2</text:p>
      <text:p>indentation 3</text:p>
      <text:p><text:line-break/></text:p>
      <text:list text:style-name="podNumberedList" text:continue-numbering="false">
        <text:list-item>
          <text:p text:style-name="podNumberItem">point numéroté 1</text:p>
        </text:list-item>
        <text:list-item>
          <text:list text:style-name="podNumberedList">
            <text:list-item>
              <text:p text:style-name="podNumberItem">point numéroté 1.1</text:p>
            </text:list-item>
            <text:list-item>
              <text:p text:style-name="podNumberItem">point numéroté 1.2</text:p>
            </text:list-item>
          </text:list>
        </text:list-item>
        <text:list-item>
          <text:p text:style-name="podNumberItem">point numéroté 2</text:p>
        </text:list-item>
        <text:list-item>
          <text:list text:style-name="podNumberedList">
            <text:list-item>
              <text:p text:style-name="podNumberItem">point numéroté 2.1</text:p>
            </text:list-item>
            <text:list-item>
              <text:p text:style-name="podNumberItem">point numéroté 2.2</text:p>
            </text:list-item>
            <text:list-item>
              <text:p text:style-name="podNumberItem">point numéroté 2.3</text:p>
            </text:list-item>
            <text:list-item>
              <text:list text:style-name="podNumberedList">
                <text:list-item>
                  <text:p text:style-name="podNumberItem">point numéroté 2.3.1</text:p>
                </text:list-item>
                <text:list-item>
                  <text:p text:style-name="podNumberItem">point numéroté 2.3.2</text:p>
                </text:list-item>
              </text:list>
            </text:list-item>
          </text:list>
        </text:list-item>
        <text:list-item>
          <text:p text:style-name="podNumberItem">point numéroté 3</text:p>
        </text:list-item>
      </text:list>
      <text:p><text:line-break/></text:p>
      <text:list text:style-name="podBulletedList">
        <text:list-item>
          <text:p text:style-name="podBulletItem">grosse lune niveau 1</text:p>
        </text:list-item>
        <text:list-item>
          <text:list text:style-name="podBulletedList">
            <text:list-item>
              <text:p text:style-name="podBulletItem">grosse lune niveau 2</text:p>
            </text:list-item>
            <text:list-item>
              <text:list text:style-name="podBulletedList">
                <text:list-item>
                  <text:p text:style-name="podBulletItem">grosse lune niveau 3</text:p>
                </text:list-item>
                <text:list-item>
                  <text:list text:style-name="podBulletedList">
                    <text:list-item>
                      <text:p text:style-name="podBulletItem">grosse lune niveau 4<text:line-break/></text:p>
                    </text:list-item>
                  </text:list>
                </text:list-item>
              </text:list>
            </text:list-item>
          </text:list>
        </text:list-item>
      </text:list>
      <text:list text:style-name="podBulletedList">
        <text:list-item>
          <text:list text:style-name="podBulletedList">
            <text:list-item>
              <text:list text:style-name="podBulletedList">
                <text:list-item>
                  <text:list text:style-name="podBulletedList">
                    <text:list-item>
                      <text:list text:style-name="podBulletedList">
                        <text:list-item>
                          <text:p text:style-name="podBulletItem">grosse lune niveau 5<text:line-break/></text:p>
                        </text:list-item>
                        <text:list-item>
                          <text:list text:style-name="podBulletedList">
                            <text:list-item>
                              <text:p text:style-name="podBulletItem">grosse lune niveau 6<text:line-break/></text:p>
                            </text:list-item>
                            <text:list-item>
                              <text:list text:style-name="podBulletedList">
                                <text:list-item>
                                  <text:p text:style-name="podBulletItem">grosse lune niveau 7</text:p>
                                </text:list-item>
                                <text:list-item>
                                  <text:list text:style-name="podBulletedList">
                                    <text:list-item>
                                      <text:p text:style-name="podBulletItem">grosse lune niveau 8</text:p>
                                    </text:list-item>
                                    <text:list-item>
                                      <text:list text:style-name="podBulletedList">
                                        <text:list-item>
                                          <text:p text:style-name="podBulletItem">grosse lune niveau 9</text:p>
                                        </text:list-item>
                                        <text:list-item>
                                          <text:list text:style-name="podBulletedList">
                                            <text:list-item>
                                              <text:p text:style-name="podBulletItem">grosse lune niveau 10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><text:line-break/><text:line-break/>titre liste 1 liste 1 titre liste 2 liste 2 titre liste 3 liste 3 <text:p text:style-name="CS1"><text:span text:style-name="CS2">texte normal<text:line-break/></text:span></text:p></text:p>
      <text:list text:style-name="L-upper-roman" text:continue-numbering="false">
        <text:list-item>
          <text:p text:style-name="podNumberItem">romain maj 1</text:p>
        </text:list-item>
        <text:list-item>
          <text:p text:style-name="podNumberItem">romain maj 2</text:p>
        </text:list-item>
      </text:list>
      <text:p><text:line-break/></text:p>
      <text:list text:style-name="L-lower-roman" text:continue-numbering="false">
        <text:list-item>
          <text:p text:style-name="podNumberItem">romain 1</text:p>
        </text:list-item>
        <text:list-item>
          <text:p text:style-name="podNumberItem">romain 2<text:line-break/></text:p>
        </text:list-item>
      </text:list>
      <text:p><text:line-break/></text:p>
      <text:list text:style-name="L-upper-alpha" text:continue-numbering="false">
        <text:list-item>
          <text:p text:style-name="podNumberItem">alpha maj 1<text:line-break/></text:p>
        </text:list-item>
        <text:list-item>
          <text:p text:style-name="podNumberItem">alpha maj 2</text:p>
        </text:list-item>
      </text:list>
      <text:p><text:line-break/></text:p>
      <text:list text:style-name="L-lower-alpha" text:continue-numbering="false">
        <text:list-item>
          <text:p text:style-name="podNumberItem">alpha min 1</text:p>
        </text:list-item>
        <text:list-item>
          <text:p text:style-name="podNumberItem">alpha min 2</text:p>
        </text:list-item>
      </text:list>
      <text:p><text:line-break/>blablabla<text:line-break/><text:line-break/></text:p>
      <text:list text:style-name="L-square">
        <text:list-item>
          <text:p text:style-name="podBulletItem">Square</text:p>
        </text:list-item>
        <text:list-item>
          <text:p text:style-name="podBulletItem">Square</text:p>
          <text:list text:style-name="L-circle">
            <text:list-item>
              <text:p text:style-name="podBulletItem">Circle</text:p>
            </text:list-item>
            <text:list-item>
              <text:p text:style-name="podBulletItem">Circle</text:p>
            </text:list-item>
          </text:list>
        </text:list-item>
      </text:list>
      <text:list text:style-name="L-circle">
        <text:list-item>
          <text:p text:style-name="podBulletItem">Circle base</text:p>
        </text:list-item>
      </text:list>
      <text:p text:style-name="Standard"/>
    </office:text>
  </office:body>
</office:document-content>
</file>

<file path=styles.xml><?xml version="1.0" encoding="utf-8"?>
<office:document-styles xmlns:form="urn:oasis:names:tc:opendocument:xmlns:form:1.0" xmlns:script="urn:oasis:names:tc:opendocument:xmlns:script:1.0" xmlns:rpt="http://openoffice.org/2005/report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rdfa="http://docs.oasis-open.org/opendocument/meta/rdfa#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Tahoma1" svg:font-family="Tahoma"/>
    <style:font-face style:name="DejaVu Sans" svg:font-family="'DejaVu Sans'" style:font-family-generic="swiss"/>
    <style:font-face style:name="Nimbus Roman No9 L" style:font-pitch="variable" svg:font-family="'Nimbus Roman No9 L'" style:font-family-generic="roman"/>
    <style:font-face style:name="DejaVu Sans1" style:font-pitch="variable" svg:font-family="'DejaVu Sans'" style:font-family-generic="swiss"/>
    <style:font-face style:name="Nimbus Roman No9 L1" style:font-pitch="variable" svg:font-family="'Nimbus Roman No9 L'" style:font-family-generic="swiss"/>
    <style:font-face style:name="Nimbus Sans L" style:font-pitch="variable" svg:font-family="'Nimbus Sans L'" style:font-family-generic="swiss"/>
    <style:font-face style:name="DejaVu Sans2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styles>
    <style:style style:name="ParaKWN" style:family="paragraph" style:class="text" style:master-page-name="" style:parent-style-name="Standard">
      <style:paragraph-properties fo:keep-with-next="always"/>
    </style:style>
    <style:style style:name="podH1" style:display-name="Heading 1" style:family="paragraph" style:parent-style-name="Heading" style:next-style-name="Standard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odH2" style:display-name="Heading 2" style:family="paragraph" style:parent-style-name="Heading" style:next-style-name="Standard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odH3" style:display-name="Heading 3" style:family="paragraph" style:parent-style-name="Heading" style:next-style-name="Standard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odH4" style:display-name="Heading 4" style:family="paragraph" style:parent-style-name="Heading" style:next-style-name="Standard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odH5" style:display-name="Heading 5" style:family="paragraph" style:parent-style-name="Heading" style:next-style-name="Standard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podH6" style:display-name="Heading 6" style:family="paragraph" style:parent-style-name="Heading" style:next-style-name="Standard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" style:family="paragraph">
      <style:paragraph-properties fo:break-before="page"/>
    </style:style>
    <style:style style:name="podColumnBreak" style:family="paragraph">
      <style:paragraph-properties fo:break-before="column"/>
    </style:style>
    <style:style style:name="podBulletItem" style:family="paragraph" style:parent-style-name="Standard" style:list-style-name="podBulletedList"/>
    <style:style style:name="podNumberItem" style:family="paragraph" style:parent-style-name="Standard" style:list-style-name="podNumberedList"/>
    <style:style style:name="podBulletItemKeepWithNext" style:family="paragraph" style:parent-style-name="Standard" style:list-style-name="podBulletedList">
      <style:paragraph-properties fo:keep-with-next="always"/>
    </style:style>
    <style:style style:name="podNumberItemKeepWithNext" style:family="paragraph" style:parent-style-name="Standard" style:list-style-name="podNumberedList">
      <style:paragraph-properties fo:keep-with-next="always"/>
    </style:style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podCellContent" style:display-name="Table cell" style:family="paragraph" style:parent-style-name="Standard" style:class="extra">
      <style:paragraph-properties fo:margin-top="0cm" fo:margin-bottom="0cm" text:number-lines="false" text:line-number="0"/>
      <style:text-properties fo:font-size="80%"/>
    </style:style>
    <style:style style:name="podHeaderCellContent" style:display-name="Table heading" style:family="paragraph" style:parent-style-name="podCellContent" style:class="extra">
      <style:text-properties fo:font-weight="bold" style:font-weight-asian="bold" style:font-weight-complex="bold"/>
    </style:style>
    <style:style style:name="podTablePara" style:family="paragraph" style:parent-style-name="podCellContent">
      <style:text-properties fo:font-size="8pt" fo:font-weight="normal" style:font-weight-asian="normal" style:font-weight-complex="normal"/>
    </style:style>
    <style:style style:name="podTableParaBold" style:family="paragraph" style:parent-style-name="podCellContent">
      <style:text-properties fo:font-size="8pt" fo:font-weight="bold" style:font-weight-asian="bold" style:font-weight-complex="bold"/>
    </style:style>
    <style:style style:name="podTableParaRight" style:family="paragraph" style:parent-style-name="podCell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podCellContent">
      <style:paragraph-properties fo:text-align="end" style:justify-single-word="false"/>
      <style:text-properties fo:font-size="8pt" fo:font-weight="bold" style:font-weight-asian="bold" style:font-weight-complex="bold"/>
    </style:style>
    <text:list-style style:name="podBulletedList">
      <text:list-level-style-bullet text:level="1" text:style-name="podBulletStyle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text:bullet-char="•">
        <style:list-level-properties text:space-before="1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</text:list-style>
    <style:style style:name="CS1" style:family="paragraph" style:parent-style-name="Standard">
      <style:paragraph-properties fo:text-align="center"/>
    </style:style>
    <style:style style:name="CS2" style:family="text">
      <style:text-properties fo:font-weight="bold"/>
    </style:style>
    <text:list-style style:name="L-upper-alpha">
      <text:list-level-style-number text:level="1" text:style-name="podNumberStyle" style:num-suffix="." style:num-format="A">
        <style:list-level-properties text:space-before="0.25in" text:min-label-width="0.25in"/>
      </text:list-level-style-number>
      <text:list-level-style-number text:level="2" text:style-name="podNumberStyle" style:num-suffix="." style:num-format="A">
        <style:list-level-properties text:space-before="0.5in" text:min-label-width="0.25in"/>
      </text:list-level-style-number>
      <text:list-level-style-number text:level="3" text:style-name="podNumberStyle" style:num-suffix="." style:num-format="A">
        <style:list-level-properties text:space-before="0.75in" text:min-label-width="0.25in"/>
      </text:list-level-style-number>
      <text:list-level-style-number text:level="4" text:style-name="podNumberStyle" style:num-suffix="." style:num-format="A">
        <style:list-level-properties text:space-before="1in" text:min-label-width="0.25in"/>
      </text:list-level-style-number>
    </text:list-style>
    <text:list-style style:name="L-square">
      <text:list-level-style-bullet text:level="1" text:style-name="podBulletStyle" text:bullet-char="▪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text:bullet-char="▪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text:bullet-char="▪">
        <style:list-level-properties text:space-before="1in" text:min-label-width="0.25in"/>
        <style:text-properties style:font-name="PodStarSymbol"/>
      </text:list-level-style-bullet>
    </text:list-style>
    <text:list-style style:name="L-lower-alpha">
      <text:list-level-style-number text:level="1" text:style-name="podNumberStyle" style:num-suffix="." style:num-format="a">
        <style:list-level-properties text:space-before="0.25in" text:min-label-width="0.25in"/>
      </text:list-level-style-number>
      <text:list-level-style-number text:level="2" text:style-name="podNumberStyle" style:num-suffix="." style:num-format="a">
        <style:list-level-properties text:space-before="0.5in" text:min-label-width="0.25in"/>
      </text:list-level-style-number>
      <text:list-level-style-number text:level="3" text:style-name="podNumberStyle" style:num-suffix="." style:num-format="a">
        <style:list-level-properties text:space-before="0.75in" text:min-label-width="0.25in"/>
      </text:list-level-style-number>
      <text:list-level-style-number text:level="4" text:style-name="podNumberStyle" style:num-suffix="." style:num-format="a">
        <style:list-level-properties text:space-before="1in" text:min-label-width="0.25in"/>
      </text:list-level-style-number>
    </text:list-style>
    <text:list-style style:name="L-lower-roman">
      <text:list-level-style-number text:level="1" text:style-name="podNumberStyle" style:num-suffix="." style:num-format="i">
        <style:list-level-properties text:space-before="0.25in" text:min-label-width="0.25in"/>
      </text:list-level-style-number>
      <text:list-level-style-number text:level="2" text:style-name="podNumberStyle" style:num-suffix="." style:num-format="i">
        <style:list-level-properties text:space-before="0.5in" text:min-label-width="0.25in"/>
      </text:list-level-style-number>
      <text:list-level-style-number text:level="3" text:style-name="podNumberStyle" style:num-suffix="." style:num-format="i">
        <style:list-level-properties text:space-before="0.75in" text:min-label-width="0.25in"/>
      </text:list-level-style-number>
      <text:list-level-style-number text:level="4" text:style-name="podNumberStyle" style:num-suffix="." style:num-format="i">
        <style:list-level-properties text:space-before="1in" text:min-label-width="0.25in"/>
      </text:list-level-style-number>
    </text:list-style>
    <text:list-style style:name="L-circle">
      <text:list-level-style-bullet text:level="1" text:style-name="podBulletStyle" text:bullet-char="◦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text:bullet-char="◦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text:bullet-char="◦">
        <style:list-level-properties text:space-before="1in" text:min-label-width="0.25in"/>
        <style:text-properties style:font-name="PodStarSymbol"/>
      </text:list-level-style-bullet>
    </text:list-style>
    <text:list-style style:name="L-upper-roman">
      <text:list-level-style-number text:level="1" text:style-name="podNumberStyle" style:num-suffix="." style:num-format="I">
        <style:list-level-properties text:space-before="0.25in" text:min-label-width="0.25in"/>
      </text:list-level-style-number>
      <text:list-level-style-number text:level="2" text:style-name="podNumberStyle" style:num-suffix="." style:num-format="I">
        <style:list-level-properties text:space-before="0.5in" text:min-label-width="0.25in"/>
      </text:list-level-style-number>
      <text:list-level-style-number text:level="3" text:style-name="podNumberStyle" style:num-suffix="." style:num-format="I">
        <style:list-level-properties text:space-before="0.75in" text:min-label-width="0.25in"/>
      </text:list-level-style-number>
      <text:list-level-style-number text:level="4" text:style-name="podNumberStyle" style:num-suffix="." style:num-format="I">
        <style:list-level-properties text:space-before="1in" text:min-label-width="0.25in"/>
      </text:list-level-style-number>
    </text:list-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US" fo:language="en" style:language-asian="zxx" style:language-complex="zxx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US" fo:language="en" fo:hyphenation-push-char-count="2" style:font-name="Nimbus Roman No9 L" style:language-asian="zxx" style:language-complex="zxx" style:font-size-asian="12pt" style:font-name-asian="DejaVu Sans2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Nimbus Sans L" style:font-size-complex="14pt" style:font-name-asian="Mincho" fo:font-size="14pt" style:font-name-complex="Tahoma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ame="List" style:class="list" style:parent-style-name="Text_20_body" style:family="paragraph">
      <style:text-properties style:font-name-complex="Tahoma1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 style:name="Outline"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Mpm1">
      <style:page-layout-properties fo:margin-top="2cm" style:writing-mode="lr-tb" fo:margin-left="2cm" fo:page-width="21.59cm" style:num-format="1" style:print-orientation="portrait" style:footnote-max-height="0cm" fo:margin-bottom="2cm" fo:page-height="27.94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Gaetan Delannay</meta:initial-creator>
    <meta:creation-date>2007-08-06T12:09:45</meta:creation-date>
    <dc:creator>Gaëtan Delannay</dc:creator>
    <dc:date>2009-10-30T14:00:11</dc:date>
    <dc:language>en-US</dc:language>
    <meta:editing-cycles>20</meta:editing-cycles>
    <meta:editing-duration>PT01H54M58S</meta:editing-duration>
    <meta:document-statistic meta:table-count="0" meta:image-count="0" meta:object-count="0" meta:page-count="1" meta:paragraph-count="1" meta:word-count="10" meta:character-count="50"/>
    <meta:user-defined meta:name="Info 1"/>
    <meta:user-defined meta:name="Info 2"/>
    <meta:user-defined meta:name="Info 3"/>
    <meta:user-defined meta:name="Info 4"/>
  </office:meta>
</office:document-meta>
</file>